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rowserSelector.select( String expression , Map objectModel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rowserSelector.configure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